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D000003EA5B82E8030AF6346D.png" manifest:media-type="image/png"/>
  <manifest:file-entry manifest:full-path="Pictures/100000010000072E000002CAF86729C5D91D127A.png" manifest:media-type="image/png"/>
  <manifest:file-entry manifest:full-path="Pictures/10000001000007780000039747EB13B3350D11BE.png" manifest:media-type="image/png"/>
  <manifest:file-entry manifest:full-path="Pictures/10000001000004B0000000C4166EF300AD0132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n2" text:anchor-type="char" svg:width="17cm" svg:height="8.89cm" draw:z-index="1"><draw:image xlink:href="Pictures/100000010000077D000003EA5B82E8030AF634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3" text:anchor-type="char" svg:width="17cm" svg:height="6.602cm" draw:z-index="2"><draw:image xlink:href="Pictures/100000010000072E000002CAF86729C5D91D127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width="17cm" svg:height="10.557cm" draw:z-index="0"><draw:image xlink:href="Pictures/10000001000007780000039747EB13B3350D11BE.png" xlink:type="simple" xlink:show="embed" xlink:actuate="onLoad" draw:mime-type="image/png"/></draw:frame><text:soft-page-break/><text:s/></text:p>
      <text:p text:style-name="Standard"/>
      <text:p text:style-name="Standard"><draw:frame draw:style-name="fr1" draw:name="Imagen4" text:anchor-type="char" svg:width="17cm" svg:height="2.776cm" draw:z-index="3"><draw:image xlink:href="Pictures/10000001000004B0000000C4166EF300AD0132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2T22:15:07.627000000</meta:creation-date>
    <dc:date>2023-12-22T22:26:06.355000000</dc:date>
    <meta:editing-duration>PT11M</meta:editing-duration>
    <meta:editing-cycles>1</meta:editing-cycles>
    <meta:document-statistic meta:table-count="0" meta:image-count="4" meta:object-count="0" meta:page-count="3" meta:paragraph-count="1" meta:word-count="0" meta:character-count="1" meta:non-whitespace-character-count="0"/>
    <meta:generator>LibreOffice/7.5.2.2$Windows_X86_64 LibreOffice_project/53bb9681a964705cf672590721dbc85eb4d0c3a2</meta:generator>
  </office:meta>
</office:document-meta>
</file>